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color="#000000" style:font-name="Times New Roman" fo:font-size="12pt" style:font-size-asian="12pt" style:font-size-complex="12pt"/>
    </style:style>
    <style:style style:name="P6"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7"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8"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9" style:family="paragraph" style:parent-style-name="Standard">
      <style:paragraph-properties fo:margin-top="0cm" fo:margin-bottom="0.353cm" fo:line-height="115%" fo:text-align="start" style:justify-single-word="false"/>
      <style:text-properties fo:color="#000000" style:font-name="Times New Roman" fo:font-size="12pt" fo:font-weight="normal" fo:background-color="transparent" style:font-name-asian="Calibri" style:font-size-asian="12pt" style:font-name-complex="Times New Roman" style:font-size-complex="12pt"/>
    </style:style>
    <style:style style:name="P10" style:family="paragraph" style:parent-style-name="Standard">
      <style:paragraph-properties fo:margin-top="0cm" fo:margin-bottom="0.353cm" fo:line-height="115%" fo:text-align="start" style:justify-single-word="false"/>
      <style:text-properties fo:color="#000000" style:font-name="Times New Roman"/>
    </style:style>
    <style:style style:name="P11" style:family="paragraph" style:parent-style-name="Standard">
      <style:paragraph-properties fo:margin-top="0cm" fo:margin-bottom="0.353cm" fo:line-height="115%" fo:text-align="start" style:justify-single-word="false"/>
    </style:style>
    <style:style style:name="P12"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4"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0" style:family="paragraph" style:parent-style-name="Standard">
      <style:paragraph-properties fo:text-align="center" style:justify-single-word="false"/>
    </style:style>
    <style:style style:name="P21" style:family="paragraph" style:parent-style-name="Standard">
      <style:paragraph-properties fo:margin-top="0cm" fo:margin-bottom="0.353cm" fo:line-height="115%" fo:text-align="start" style:justify-single-word="false"/>
    </style:style>
    <style:style style:name="P22"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top="0cm" fo:margin-bottom="0cm" fo:padding="0.049cm" fo:border="0.002cm solid #d9d9e3"/>
      <style:text-properties fo:font-size="12pt" style:font-size-asian="12pt" style:font-size-complex="12pt"/>
    </style:style>
    <style:style style:name="P25" style:family="paragraph" style:parent-style-name="Text_20_body">
      <style:paragraph-properties fo:padding="0.049cm" fo:border="0.002cm solid #d9d9e3"/>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letter-spacing="normal" fo:font-style="normal" fo:font-weight="normal" style:font-style-asian="normal" style:font-style-complex="normal"/>
    </style:style>
    <style:style style:name="T3" style:family="text">
      <style:text-properties fo:font-variant="normal" fo:text-transform="none" fo:color="#000000" style:font-name="Times New Roman" fo:font-size="15pt" fo:letter-spacing="normal" fo:font-style="normal" style:font-size-asian="15pt" style:font-size-complex="15pt"/>
    </style:style>
    <style:style style:name="T4" style:family="text">
      <style:text-properties fo:font-variant="normal" fo:text-transform="none" fo:color="#000000" style:font-name="Times New Roman" fo:font-size="15pt" fo:letter-spacing="normal" fo:font-style="normal" fo:font-weight="normal" style:font-size-asian="15pt" style:font-size-complex="15pt"/>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800000" style:font-name="Times New Roman" fo:letter-spacing="normal" fo:font-style="normal" fo:font-weight="normal" fo:background-color="transparent" style:font-name-asian="Calibri"/>
    </style:style>
    <style:style style:name="T7" style:family="text">
      <style:text-properties fo:font-variant="normal" fo:text-transform="none" fo:color="#ff3333" style:font-name="Times New Roman" fo:font-size="12pt" fo:letter-spacing="normal" fo:font-style="normal" fo:font-weight="normal" style:font-size-asian="12pt" style:font-size-complex="12pt"/>
    </style:style>
    <style:style style:name="T8"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9"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font-size="15pt" fo:letter-spacing="normal" fo:font-style="normal" fo:font-weight="normal" style:font-size-asian="15pt" style:font-size-complex="15pt"/>
    </style:style>
    <style:style style:name="T14" style:family="text">
      <style:text-properties fo:font-variant="normal" fo:text-transform="none" fo:font-size="15pt" fo:letter-spacing="normal" fo:font-style="normal" style:font-size-asian="15pt" style:font-size-complex="15pt"/>
    </style:style>
    <style:style style:name="T15" style:family="text">
      <style:text-properties fo:font-variant="normal" fo:text-transform="none" style:font-name="Times New Roman" fo:font-size="15pt" fo:letter-spacing="normal" fo:font-style="normal" style:font-size-asian="15pt" style:font-size-complex="15pt"/>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style:font-size-asian="12pt" style:font-size-complex="12pt"/>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fo:font-size="12pt" style:font-size-asian="12pt" style:font-size-complex="12pt"/>
    </style:style>
    <style:style style:name="T21" style:family="text">
      <style:text-properties fo:color="#800000" style:font-name="Times New Roman" fo:font-weight="normal" fo:background-color="transparent" style:font-name-asian="Calibri"/>
    </style:style>
    <style:style style:name="T22" style:family="text">
      <style:text-properties fo:color="#800000" style:font-name="Times New Roman" fo:font-weight="normal" fo:background-color="transparent" style:font-name-asian="Calibri" style:font-name-complex="Times New Roman"/>
    </style:style>
    <style:style style:name="T23"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4" style:family="text">
      <style:text-properties style:font-name="Times New Roman" fo:font-size="15pt"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3"><text:s text:c="5"/>Dans cette introduction consacrée à l'histoire pré-1948 du Sri Lanka,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3"/>
      <text:p text:style-name="P23">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3"/>
      <text:p text:style-name="P23">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3"/>
      <text:p text:style-name="P23">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4"/>
      <text:p text:style-name="P24"/>
      <text:p text:style-name="P24"/>
      <text:p text:style-name="P24"/>
      <text:p text:style-name="P1"/>
      <text:p text:style-name="P24"/>
      <text:p text:style-name="P24"/>
      <text:p text:style-name="P24"/>
      <text:p text:style-name="P24"/>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oft-page-break/><text:span text:style-name="T18"/></text:p>
      <text:p text:style-name="P1"><text:span text:style-name="T18">Le pays a adopté comme système politique une démocratie. Il y a donc un parlement et plusieurs partis politiques.</text:span></text:p>
      <text:p text:style-name="P3"/>
      <text:p text:style-name="P2"><text:span text:style-name="T19">En 1956 , le </text:span><text:span text:style-name="T16">« </text:span><text:span text:style-name="T1">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6">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6">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n Etat appelé « Tamil Eelam » qui signifie « territoire tamoul ».</text:p>
      <text:p text:style-name="P1"/>
      <text:p text:style-name="P1">Le LTTE <text:s/>a été crée en effet car les manifestations non violentes des tamouls ont été inefficace et sa création marque le début d'une guerre civile.</text:p>
      <text:p text:style-name="P2"><text:span text:style-name="T20">Prabhakaran est né dans la ville de </text:span><text:span text:style-name="T1">Valvettithurai</text:span><text:span text:style-name="T16"> le 26 novembre 1954. Il a alors 22 ans lorsqu'il fonde le LTTE. D'après lui seul la création d'un Etat indépendant permettrait aux tamouls de vivre en sécurité.</text:span></text:p>
      <text:p text:style-name="P5"/>
      <text:p text:style-name="P5"/>
      <text:p text:style-name="P5"/>
      <text:p text:style-name="P5">Les tigres sont majoritairement composés de jeunes tamouls prêts à se battre pour la cause.</text:p>
      <text:p text:style-name="P5">Lors de la créations du LTTE , les tigres avaient des armes légères qu'ils ont obtenus lors de raids <text:soft-page-break/>contre les forces de sécurité du gouvernement sri-lankais. Ils ont également fabriqués des engins explosifs par eux-mêmes. </text:p>
      <text:p text:style-name="P5"/>
      <text:p text:style-name="P1">Dans tout conflit armé il y a toujours des pertes civiles comme militaires.</text:p>
      <text:p text:style-name="P1"/>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5"><text:span text:style-name="T12">Le bilan des conséquences pour la communauté tamoule est terrible :</text:span> </text:p>
      <text:p text:style-name="P5"><text:span text:style-name="T13"/></text:p>
      <text:p text:style-name="P2"><text:span text:style-name="Strong_20_Emphasis"><text:span text:style-name="T3">–</text:span></text:span><text:span text:style-name="T4"> </text:span><text:span text:style-name="T1">Environ 200 000 Tamouls ont été contraints de devenir des réfugiés à la suite de ces événements.</text:span><text:span text:style-name="T16"> <text:line-break/></text:span><text:span text:style-name="Strong_20_Emphasis"><text:span text:style-name="T14">–</text:span></text:span><text:span text:style-name="T13"> </text:span><text:span text:style-name="T16">On estime que près de 3000 Tamouls ont perdu la vie.</text:span></text:p>
      <text:p text:style-name="P5"><text:span text:style-name="Strong_20_Emphasis"><text:span text:style-name="T14">–</text:span></text:span><text:span text:style-name="T13"> </text:span><text:span text:style-name="T12">Les dégâts matériels ont été considérables, avec environ 8000 maisons et 5000 commerces appartenant à la communauté tamoule détruits.</text:span> </text:p>
      <text:p text:style-name="P5"><text:span text:style-name="Strong_20_Emphasis"><text:span text:style-name="T14">–</text:span></text:span><text:span text:style-name="T13"> </text:span><text:span text:style-name="T12">Aucune enquête publique n'a été diligentée pour examiner les causes et les responsabilités après ces émeutes dévastatrices.</text:span> </text:p>
      <text:p text:style-name="P5"><text:span text:style-name="Strong_20_Emphasis"><text:span text:style-name="T14">–</text:span></text:span><text:span text:style-name="T13"> </text:span><text:span text:style-name="T12">Des rapports indépendants suggèrent unanimement que les violences ont été attribuées au gouvernement, selon des sources non-officielles.</text:span> </text:p>
      <text:p text:style-name="P1"/>
      <text:p text:style-name="P6"/>
      <text:p text:style-name="P6"/>
      <text:p text:style-name="P7">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7"/>
      <text:p text:style-name="P8"><text:span text:style-name="T22">Le premier tigre noir , </text:span><text:span text:style-name="T6">Vallipuram Vasanthan dit « Captain Miller »</text:span><text:span text:style-name="T21"> est né le 1er janvier 1966. <text:s text:c="8"/>Le 05 juillet 1987, il attaque une base de l'armée sri-lankaise dans une école à Nelliady en conduisant un camion rempli d'explosifs. <text:s text:c="8"/></text:span></text:p>
      <text:p text:style-name="P7"/>
      <text:p text:style-name="P7">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ext:soft-page-break/>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7"/>
      <text:p text:style-name="P7"/>
      <text:p text:style-name="P7"/>
      <text:p text:style-name="P9"/>
      <text:p text:style-name="P9"/>
      <text:p text:style-name="P11"><text:span text:style-name="T23">Un des membres du LTTE a une histoire très connue et intéréssante. Il s'appelait : </text:span><text:span text:style-name="T7">Rasaiah Parthipan </text:span><text:span text:style-name="T8">(</text:span><text:span text:style-name="T9">இராசையா <text:s text:c="3"/>பார்த்திபன)</text:span><text:span text:style-name="T7">.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2">Cependant après les évènements de juillet noir il décida de rejoindre les tigres tamouls et pris le nom de guerre de “Thileepan”.</text:p>
      <text:p text:style-name="P12">En 1987 le LTTE avait formulé 5 demandes importantes au gouvernement indien:</text:p>
      <text:p text:style-name="P12"><text:span text:style-name="Strong_20_Emphasis"><text:span text:style-name="T24">–</text:span></text:span>libérer tous les prisonniers politiques tamouls enfermés par l'effet de la loi sur la prévention du terrorisme.</text:p>
      <text:p text:style-name="P10"><text:span text:style-name="Strong_20_Emphasis"><text:span text:style-name="T15">–</text:span></text:span><text:span text:style-name="T11">a</text:span><text:span text:style-name="T10">rrêter l'expansion de la colonisation cingalaise sur les terres tamoules déguisée sous le prétexte de "réhabilitation" en attendant d'établir un conseil administratif temporaire</text:span></text:p>
      <text:p text:style-name="P13"><text:span text:style-name="Strong_20_Emphasis"><text:span text:style-name="T24">–</text:span></text:span>mettre un terme à la construction de postes de police dans les régions du Nord et de l'Est</text:p>
      <text:p text:style-name="P13"><text:span text:style-name="Strong_20_Emphasis"><text:span text:style-name="T24">–</text:span></text:span>désarmer les "home guards" et retirer l'armée ainsi que la police des établissements scolaires et des collèges.</text:p>
      <text:p text:style-name="P14"><text:span text:style-name="Strong_20_Emphasis"><text:span text:style-name="T24">–</text:span></text:span>abroger la loi d'urgence</text:p>
      <text:p text:style-name="P14"/>
      <text:p text:style-name="P14">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4">Le deuxième jour de la grève de la faim (le 16 septembre), alors que la fatigue apparu peu à peu , Thileepan demanda un microphone pour parler 2 minutes. Voici son discours :</text:p>
      <text:p text:style-name="P14"><text:soft-page-break/></text:p>
      <text:p text:style-name="P14"/>
      <text:p text:style-name="P16">« Vanakkam à mon peuple bien-aimé. Comme je suis incapable de me tenir debout et de parler, je vais m'asseoir tout en parlant.</text:p>
      <text:p text:style-name="P16">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6"/>
      <text:p text:style-name="P16">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6"/>
      <text:p text:style-name="P16">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6"/>
      <text:p text:style-name="P16"/>
      <text:p text:style-name="P16"/>
      <text:p text:style-name="P15">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5">Les jours suivants, sa santé s'est détériorée au fur et à mesure et la nouvelle concernant sa grève de la faim a fait le tour du monde. En Inde dans l'Etat du Tamil Nadu , la grève de la faim de Thileepan a même fait la une des journaux.</text:p>
      <text:p text:style-name="P15">Thileepan est décédé le 26 septembre au bout de 12 jours de grève de la faim.</text:p>
      <text:p text:style-name="P11"><text:span text:style-name="T2">Le 28 septembre son corps a été donné au département médical de l'université de Jaffna comme il le souhaitait. Son décès a été une très grande tristesse pour la communauté tam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3-12-29T16:16:43.75</dc:date>
    <dc:creator>Thipakan Sriranjan</dc:creator>
    <meta:editing-duration>P1DT9H42M46S</meta:editing-duration>
    <meta:editing-cycles>51</meta:editing-cycles>
    <meta:generator>OpenOffice/4.1.8$Win32 OpenOffice.org_project/418m3$Build-9803</meta:generator>
    <meta:document-statistic meta:table-count="0" meta:image-count="0" meta:object-count="0" meta:page-count="5" meta:paragraph-count="52" meta:word-count="2104" meta:character-count="12956"/>
  </office:meta>
</office:document-meta>
</file>